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Безразредка" style:master-page-name="MP0" style:family="paragraph">
      <style:paragraph-properties fo:break-before="page" style:page-number="0"/>
    </style:style>
    <style:style style:name="T3" style:parent-style-name="Шрифтнаабзацапоподразбиране" style:family="text">
      <style:text-properties fo:language="en" fo:country="US"/>
    </style:style>
    <style:style style:name="P4" style:parent-style-name="Безразредка" style:family="paragraph">
      <style:paragraph-properties fo:text-align="justify"/>
      <style:text-properties fo:font-size="16pt" style:font-size-asian="16pt" style:font-size-complex="16pt"/>
    </style:style>
    <style:style style:name="P5" style:parent-style-name="Безразредка" style:family="paragraph">
      <style:paragraph-properties fo:text-align="justify"/>
      <style:text-properties fo:font-size="16pt" style:font-size-asian="16pt" style:font-size-complex="16pt"/>
    </style:style>
    <style:style style:name="P6" style:parent-style-name="Безразредка" style:family="paragraph">
      <style:paragraph-properties fo:text-align="justify"/>
      <style:text-properties fo:font-size="16pt" style:font-size-asian="16pt" style:font-size-complex="16pt"/>
    </style:style>
    <style:style style:name="P7" style:parent-style-name="Безразредка" style:family="paragraph">
      <style:paragraph-properties fo:text-align="justify"/>
      <style:text-properties fo:font-size="16pt" style:font-size-asian="16pt" style:font-size-complex="16pt"/>
    </style:style>
    <style:style style:name="P8" style:parent-style-name="Безразредка" style:family="paragraph">
      <style:paragraph-properties fo:text-align="justify"/>
    </style:style>
    <style:style style:name="T9" style:parent-style-name="Шрифтнаабзацапоподразбиране" style:family="text">
      <style:text-properties fo:font-size="16pt" style:font-size-asian="16pt" style:font-size-complex="16pt"/>
    </style:style>
    <style:style style:name="P10" style:parent-style-name="Съдържание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1" style:parent-style-name="Съдържание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2" style:parent-style-name="Съдържание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3" style:parent-style-name="Съдържание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4" style:parent-style-name="Съдържание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5" style:parent-style-name="Съдържание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6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17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18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19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0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1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2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3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4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5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6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7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8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29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30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31" style:parent-style-name="Нормален" style:family="paragraph">
      <style:text-properties style:font-name-asian="Times New Roman" style:letter-kerning="false" fo:language="en" fo:country="US" style:language-asian="bg" style:country-asian="BG"/>
    </style:style>
    <style:style style:name="P32" style:parent-style-name="Нормален" style:family="paragraph">
      <style:paragraph-properties fo:margin-bottom="0.2222in"/>
    </style:style>
    <style:style style:name="T33" style:parent-style-name="Шрифтнаабзацапоподразбиране" style:family="text">
      <style:text-properties fo:language="en" fo:country="US"/>
    </style:style>
    <style:style style:name="T34" style:parent-style-name="Шрифтнаабзацапоподразбиране" style:family="text">
      <style:text-properties fo:language="en" fo:country="US"/>
    </style:style>
    <style:style style:name="T35" style:parent-style-name="Шрифтнаабзацапоподразбиране" style:family="text">
      <style:text-properties fo:language="en" fo:country="US"/>
    </style:style>
    <style:style style:name="P36" style:parent-style-name="Нормален" style:family="paragraph">
      <style:paragraph-properties fo:margin-bottom="0.2222in"/>
    </style:style>
    <style:style style:name="P37" style:parent-style-name="Нормален" style:family="paragraph">
      <style:paragraph-properties fo:margin-bottom="0.2222in"/>
    </style:style>
    <style:style style:name="T38" style:parent-style-name="Шрифтнаабзацапоподразбиране" style:family="text">
      <style:text-properties fo:language="en" fo:country="US"/>
    </style:style>
    <style:style style:name="P39" style:parent-style-name="Нормален" style:family="paragraph">
      <style:paragraph-properties fo:margin-bottom="0.2222in"/>
    </style:style>
    <style:style style:name="P40" style:parent-style-name="Нормален" style:family="paragraph">
      <style:paragraph-properties fo:margin-bottom="0.2222in"/>
    </style:style>
    <style:style style:name="P41" style:parent-style-name="Нормален" style:family="paragraph">
      <style:paragraph-properties fo:margin-bottom="0.2222in"/>
    </style:style>
    <style:style style:name="P42" style:parent-style-name="Нормален" style:family="paragraph">
      <style:paragraph-properties fo:margin-bottom="0.2222in"/>
    </style:style>
    <style:style style:name="P43" style:parent-style-name="Нормален" style:family="paragraph">
      <style:paragraph-properties fo:margin-bottom="0.2222in"/>
    </style:style>
    <style:style style:name="P44" style:parent-style-name="Нормален" style:family="paragraph">
      <style:paragraph-properties fo:margin-bottom="0.2222in"/>
    </style:style>
    <style:style style:name="P45" style:parent-style-name="Нормален" style:family="paragraph">
      <style:paragraph-properties fo:margin-bottom="0.2222in"/>
      <style:text-properties fo:language="en" fo:country="US"/>
    </style:style>
    <style:style style:name="T46" style:parent-style-name="Шрифтнаабзацапоподразбиране" style:family="text">
      <style:text-properties fo:language="en" fo:country="US"/>
    </style:style>
    <style:style style:name="T47" style:parent-style-name="Шрифтнаабзацапоподразбиране" style:family="text">
      <style:text-properties fo:language="en" fo:country="US"/>
    </style:style>
    <style:style style:name="T48" style:parent-style-name="Шрифтнаабзацапоподразбиране" style:family="text">
      <style:text-properties fo:language="en" fo:country="US"/>
    </style:style>
    <style:style style:name="T49" style:parent-style-name="Шрифтнаабзацапоподразбиране" style:family="text">
      <style:text-properties fo:language="en" fo:country="US"/>
    </style:style>
    <style:style style:name="T50" style:parent-style-name="Шрифтнаабзацапоподразбиране" style:family="text">
      <style:text-properties fo:language="en" fo:country="US"/>
    </style:style>
    <style:style style:name="T51" style:parent-style-name="Шрифтнаабзацапоподразбиране" style:family="text">
      <style:text-properties fo:language="en" fo:country="US"/>
    </style:style>
    <style:style style:name="T52" style:parent-style-name="Шрифтнаабзацапоподразбиране" style:family="text">
      <style:text-properties fo:language="en" fo:country="US"/>
    </style:style>
    <style:style style:name="T53" style:parent-style-name="Шрифтнаабзацапоподразбиране" style:family="text">
      <style:text-properties fo:language="en" fo:country="US"/>
    </style:style>
    <style:style style:name="T54" style:parent-style-name="Шрифтнаабзацапоподразбиране" style:family="text">
      <style:text-properties fo:language="en" fo:country="US"/>
    </style:style>
    <style:style style:name="T55" style:parent-style-name="Шрифтнаабзацапоподразбиране" style:family="text">
      <style:text-properties fo:language="en" fo:country="US"/>
    </style:style>
    <style:style style:name="T56" style:parent-style-name="Шрифтнаабзацапоподразбиране" style:family="text">
      <style:text-properties fo:language="en" fo:country="US"/>
    </style:style>
    <style:style style:name="T57" style:parent-style-name="Шрифтнаабзацапоподразбиране" style:family="text">
      <style:text-properties fo:language="en" fo:country="US"/>
    </style:style>
    <style:style style:name="T58" style:parent-style-name="Шрифтнаабзацапоподразбиране" style:family="text">
      <style:text-properties fo:language="en" fo:country="US"/>
    </style:style>
    <style:style style:name="T59" style:parent-style-name="Шрифтнаабзацапоподразбиране" style:family="text">
      <style:text-properties fo:language="en" fo:country="US"/>
    </style:style>
    <style:style style:name="P60" style:parent-style-name="Нормален" style:family="paragraph">
      <style:paragraph-properties fo:text-align="center"/>
      <style:text-properties style:font-weight-complex="bold" fo:text-shadow="0.0145in 0.0145in 0.0416in #000000" fo:color="#000000" fo:font-size="20pt" style:font-size-asian="20pt" style:font-size-complex="20pt"/>
    </style:style>
    <style:style style:name="P61" style:parent-style-name="Нормален" style:family="paragraph">
      <style:paragraph-properties fo:text-align="center"/>
      <style:text-properties fo:text-shadow="0.0145in 0.0145in 0.0416in #000000" fo:color="#000000" fo:font-size="14pt" style:font-size-asian="14pt" style:font-size-complex="14pt" fo:language="en" fo:country="US"/>
    </style:style>
    <style:style style:name="P62" style:parent-style-name="Нормален" style:family="paragraph">
      <style:paragraph-properties fo:text-align="center"/>
      <style:text-properties fo:text-shadow="0.0145in 0.0145in 0.0416in #000000" fo:color="#000000" fo:language="en" fo:country="US"/>
    </style:style>
    <style:style style:name="P63" style:parent-style-name="Нормален" style:family="paragraph">
      <style:paragraph-properties fo:text-align="center"/>
    </style:style>
    <style:style style:name="T64" style:parent-style-name="Шрифтнаабзацапоподразбиране" style:family="text">
      <style:text-properties fo:text-shadow="0.0145in 0.0145in 0.0416in #000000" fo:color="#000000"/>
    </style:style>
    <style:style style:name="P65" style:parent-style-name="Нормален" style:family="paragraph">
      <style:paragraph-properties fo:text-align="center"/>
      <style:text-properties fo:text-shadow="0.0145in 0.0145in 0.0416in #000000" fo:color="#000000" fo:language="en" fo:country="US"/>
    </style:style>
    <style:style style:name="T66" style:parent-style-name="Шрифтнаабзацапоподразбиране" style:family="text">
      <style:text-properties fo:language="en" fo:country="US"/>
    </style:style>
    <style:style style:name="T67" style:parent-style-name="Шрифтнаабзацапоподразбиране" style:family="text">
      <style:text-properties fo:language="en" fo:country="US"/>
    </style:style>
    <style:style style:name="T68" style:parent-style-name="Шрифтнаабзацапоподразбиране" style:family="text">
      <style:text-properties fo:language="en" fo:country="US"/>
    </style:style>
    <style:style style:name="T69" style:parent-style-name="Шрифтнаабзацапоподразбиране" style:family="text">
      <style:text-properties fo:language="en" fo:country="US"/>
    </style:style>
    <style:style style:name="T70" style:parent-style-name="Шрифтнаабзацапоподразбиране" style:family="text">
      <style:text-properties fo:language="en" fo:country="US"/>
    </style:style>
    <style:style style:name="T71" style:parent-style-name="Шрифтнаабзацапоподразбиране" style:family="text">
      <style:text-properties fo:language="en" fo:country="US"/>
    </style:style>
    <style:style style:name="T72" style:parent-style-name="Шрифтнаабзацапоподразбиране" style:family="text">
      <style:text-properties fo:language="en" fo:country="US"/>
    </style:style>
    <style:style style:name="T73" style:parent-style-name="Шрифтнаабзацапоподразбиране" style:family="text">
      <style:text-properties fo:language="en" fo:country="US"/>
    </style:style>
    <style:style style:name="T74" style:parent-style-name="Шрифтнаабзацапоподразбиране" style:family="text">
      <style:text-properties fo:language="en" fo:country="US"/>
    </style:style>
    <style:style style:name="T75" style:parent-style-name="Шрифтнаабзацапоподразбиране" style:family="text">
      <style:text-properties fo:font-weight="bold" style:font-weight-asian="bold" style:font-weight-complex="bold"/>
    </style:style>
    <style:style style:name="P76" style:parent-style-name="Нормален" style:family="paragraph">
      <style:paragraph-properties fo:text-align="center"/>
      <style:text-properties fo:text-shadow="0.0145in 0.0145in 0.0416in #000000" fo:color="#000000" fo:language="en" fo:country="US"/>
    </style:style>
    <style:style style:name="T77" style:parent-style-name="Шрифтнаабзацапоподразбиране" style:family="text">
      <style:text-properties fo:font-weight="bold" style:font-weight-asian="bold" style:font-weight-complex="bold"/>
    </style:style>
    <style:style style:name="P78" style:parent-style-name="Нормален" style:family="paragraph">
      <style:paragraph-properties fo:text-align="center"/>
      <style:text-properties fo:text-shadow="0.0145in 0.0145in 0.0416in #000000" fo:color="#000000" fo:language="en" fo:country="US"/>
    </style:style>
    <style:style style:name="T79" style:parent-style-name="Шрифтнаабзацапоподразбиране" style:family="text">
      <style:text-properties fo:language="en" fo:country="US"/>
    </style:style>
    <style:style style:name="T80" style:parent-style-name="Шрифтнаабзацапоподразбиране" style:family="text">
      <style:text-properties fo:language="en" fo:country="US"/>
    </style:style>
    <style:style style:name="T81" style:parent-style-name="Шрифтнаабзацапоподразбиране" style:family="text">
      <style:text-properties fo:font-weight="bold" style:font-weight-asian="bold" style:font-weight-complex="bold"/>
    </style:style>
    <style:style style:name="T82" style:parent-style-name="Шрифтнаабзацапоподразбиране" style:family="text">
      <style:text-properties fo:font-weight="bold" style:font-weight-asian="bold" style:font-weight-complex="bold"/>
    </style:style>
    <style:style style:name="P83" style:parent-style-name="Нормален" style:family="paragraph">
      <style:paragraph-properties fo:text-align="center"/>
      <style:text-properties style:font-weight-complex="bold" fo:text-shadow="0.0145in 0.0145in 0.0416in #000000" fo:color="#000000" fo:font-size="20pt" style:font-size-asian="20pt" style:font-size-complex="20pt"/>
    </style:style>
    <style:style style:name="P84" style:parent-style-name="Нормален" style:family="paragraph">
      <style:paragraph-properties fo:text-align="center"/>
      <style:text-properties style:font-weight-complex="bold" fo:text-shadow="0.0145in 0.0145in 0.0416in #000000" fo:color="#000000" fo:font-size="20pt" style:font-size-asian="20pt" style:font-size-complex="20pt"/>
    </style:style>
    <style:style style:name="P85" style:parent-style-name="Нормален" style:family="paragraph">
      <style:text-properties fo:language="en" fo:country="US"/>
    </style:style>
    <style:style style:name="P86" style:parent-style-name="Нормален" style:family="paragraph">
      <style:paragraph-properties fo:text-align="center"/>
      <style:text-properties fo:text-shadow="0.0145in 0.0145in 0.0416in #000000" fo:color="#000000" fo:font-size="14pt" style:font-size-asian="14pt" style:font-size-complex="14pt" fo:language="en" fo:country="US"/>
    </style:style>
    <style:style style:name="P87" style:parent-style-name="Нормален" style:family="paragraph">
      <style:paragraph-properties fo:text-align="center"/>
      <style:text-properties fo:text-shadow="0.0145in 0.0145in 0.0416in #000000" fo:color="#000000" fo:language="en" fo:country="US"/>
    </style:style>
    <style:style style:name="P88" style:parent-style-name="Нормален" style:family="paragraph">
      <style:paragraph-properties fo:text-align="center"/>
      <style:text-properties fo:text-shadow="0.0145in 0.0145in 0.0416in #000000" fo:color="#000000" fo:language="en" fo:country="US"/>
    </style:style>
    <style:style style:name="T89" style:parent-style-name="Шрифтнаабзацапоподразбиране" style:family="text">
      <style:text-properties fo:language="en" fo:country="US"/>
    </style:style>
    <style:style style:name="T90" style:parent-style-name="Шрифтнаабзацапоподразбиране" style:family="text">
      <style:text-properties fo:font-weight="bold" style:font-weight-asian="bold" style:font-weight-complex="bold"/>
    </style:style>
    <style:style style:name="T91" style:parent-style-name="Шрифтнаабзацапоподразбиране" style:family="text">
      <style:text-properties fo:language="en" fo:country="US"/>
    </style:style>
    <style:style style:name="T92" style:parent-style-name="Шрифтнаабзацапоподразбиране" style:family="text">
      <style:text-properties fo:language="en" fo:country="US"/>
    </style:style>
    <style:style style:name="T93" style:parent-style-name="Шрифтнаабзацапоподразбиране" style:family="text">
      <style:text-properties fo:language="en" fo:country="US"/>
    </style:style>
    <style:style style:name="T94" style:parent-style-name="Шрифтнаабзацапоподразбиране" style:family="text">
      <style:text-properties fo:language="en" fo:country="US"/>
    </style:style>
    <style:style style:name="T95" style:parent-style-name="Шрифтнаабзацапоподразбиране" style:family="text">
      <style:text-properties fo:language="en" fo:country="US"/>
    </style:style>
    <style:style style:name="T96" style:parent-style-name="Шрифтнаабзацапоподразбиране" style:family="text">
      <style:text-properties fo:language="en" fo:country="US"/>
    </style:style>
    <style:style style:name="T97" style:parent-style-name="Шрифтнаабзацапоподразбиране" style:family="text">
      <style:text-properties fo:font-weight="bold" style:font-weight-asian="bold" style:font-weight-complex="bold"/>
    </style:style>
    <style:style style:name="P98" style:parent-style-name="Нормален" style:family="paragraph">
      <style:paragraph-properties fo:text-align="center"/>
      <style:text-properties fo:text-shadow="0.0145in 0.0145in 0.0416in #000000" fo:color="#000000" fo:language="en" fo:country="US"/>
    </style:style>
    <style:style style:name="P99" style:parent-style-name="Нормален" style:family="paragraph">
      <style:text-properties fo:language="en" fo:country="US"/>
    </style:style>
    <style:style style:name="P100" style:parent-style-name="Нормален" style:family="paragraph">
      <style:text-properties fo:language="en" fo:country="US"/>
    </style:style>
    <style:style style:name="P101" style:parent-style-name="Нормален" style:family="paragraph">
      <style:paragraph-properties fo:text-align="center"/>
      <style:text-properties style:font-weight-complex="bold" fo:text-shadow="0.0145in 0.0145in 0.0416in #000000" fo:color="#000000" fo:font-size="20pt" style:font-size-asian="20pt" style:font-size-complex="20pt"/>
    </style:style>
    <style:style style:name="P102" style:parent-style-name="Нормален" style:family="paragraph">
      <style:text-properties fo:language="en" fo:country="US"/>
    </style:style>
    <style:style style:name="P103" style:parent-style-name="Нормален" style:family="paragraph">
      <style:text-properties fo:language="en" fo:country="US"/>
    </style:style>
    <style:style style:name="T104" style:parent-style-name="Хипервръзка" style:family="text">
      <style:text-properties fo:language="en" fo:country="US"/>
    </style:style>
    <style:style style:name="T105" style:parent-style-name="Хипервръзка" style:family="text">
      <style:text-properties fo:language="en" fo:country="US"/>
    </style:style>
    <style:style style:name="T106" style:parent-style-name="Хипервръзка" style:family="text">
      <style:text-properties fo:language="en" fo:country="US"/>
    </style:style>
    <style:style style:name="T107" style:parent-style-name="Шрифтнаабзацапоподразбиране" style:family="text">
      <style:text-properties fo:language="en" fo:country="US"/>
    </style:style>
    <style:style style:name="T108" style:parent-style-name="Шрифтнаабзацапоподразбиране" style:family="text">
      <style:text-properties fo:language="en" fo:country="US"/>
    </style:style>
    <style:style style:name="T109" style:parent-style-name="Шрифтнаабзацапоподразбиране" style:family="text">
      <style:text-properties fo:language="en" fo:country="US"/>
    </style:style>
    <style:style style:family="graphic" style:name="a21">
      <style:graphic-properties style:wrap="run-through" style:run-through="foreground" draw:fill="none" draw:stroke="solid" svg:stroke-width="0.02083in" svg:stroke-color="#000000" draw:marker-end="a2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.02083in" svg:stroke-color="#000000" draw:marker-end="a22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2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2083in" svg:stroke-color="#000000" draw:marker-end="a2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2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2083in" svg:stroke-color="#000000" draw:marker-end="a1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1">
      <style:graphic-properties style:wrap="run-through" style:run-through="foreground" draw:fill="none" draw:stroke="solid" svg:stroke-width="0.02083in" svg:stroke-color="#000000" draw:marker-end="a4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>
      <style:graphic-properties style:wrap="run-through" style:run-through="foreground" draw:fill="none" draw:stroke="solid" svg:stroke-width="0.02083in" svg:stroke-color="#000000" draw:marker-end="a4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none" draw:stroke="solid" svg:stroke-width="0.02083in" svg:stroke-color="#000000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4">
      <style:graphic-properties style:wrap="run-through" style:run-through="foreground" draw:fill="none" draw:stroke="solid" svg:stroke-width="0.02083in" svg:stroke-color="#000000" draw:marker-end="a43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style:wrap="run-through" style:run-through="foreground" draw:fill="none" draw:stroke="solid" svg:stroke-width="0.02083in" svg:stroke-color="#000000" draw:marker-end="a45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2083in" svg:stroke-color="#000000" draw:marker-end="a1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none" draw:stroke="solid" svg:stroke-width="0.02083in" svg:stroke-color="#000000" draw:marker-end="a1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2083in" svg:stroke-color="#000000" draw:marker-end="a17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1">
      <style:graphic-properties style:wrap="run-through" style:run-through="foreground" draw:fill="none" draw:stroke="solid" svg:stroke-width="0.02083in" svg:stroke-color="#000000" draw:marker-end="a3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4">
      <style:graphic-properties style:wrap="run-through" style:run-through="foreground" draw:fill="none" draw:stroke="solid" svg:stroke-width="0.02083in" svg:stroke-color="#000000" draw:marker-end="a33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42433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8">
      <style:graphic-properties style:wrap="run-through" style:run-through="foreground" draw:fill="none" draw:stroke="solid" svg:stroke-width="0.02083in" svg:stroke-color="#000000" draw:marker-end="a3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9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Безразредка"/>
      <text:p text:style-name="Безразредка"/>
      <text:p text:style-name="Безразредка"/>
      <text:p text:style-name="Безразредка"/>
      <text:p text:style-name="Безразредка"><text:bookmark-start text:name="_Toc167018924"/>Документация по проект<text:bookmark-end text:name="_Toc167018924"/><text:s/></text:p>
      <text:p text:style-name="Безразредка"><text:bookmark-start text:name="_Toc167018925"/>на Тема 3:<text:s/><text:span text:style-name="T3">XML Parser</text:span><text:bookmark-end text:name="_Toc167018925"/></text:p>
      <text:p text:style-name="Безразредка"/>
      <text:p text:style-name="Безразредка"/>
      <text:p text:style-name="Безразредка"/>
      <text:p text:style-name="P4"><text:bookmark-start text:name="_Toc167018926"/>Изготвил: Добрин Севдалинов Петров<text:bookmark-end text:name="_Toc167018926"/></text:p>
      <text:p text:style-name="P5"><text:bookmark-start text:name="_Toc167018927"/>Специалност: СИТ<text:bookmark-end text:name="_Toc167018927"/></text:p>
      <text:p text:style-name="P6"><text:bookmark-start text:name="_Toc167018928"/>Факултетен номер: 22621635<text:bookmark-end text:name="_Toc167018928"/></text:p>
      <text:p text:style-name="P7"><text:bookmark-start text:name="_Toc167018929"/>Група: 2б<text:bookmark-end text:name="_Toc167018929"/></text:p>
      <text:p text:style-name="P8"><text:bookmark-start text:name="_Toc167018930"/><text:span text:style-name="T9">Проверил: ас. Доника Стоянова</text:span><text:bookmark-end text:name="_Toc167018930"/></text:p>
      <text:h text:style-name="Заглавиеотсъдържание" text:outline-level="1"><text:bookmark-start text:name="_Toc167032033"/><text:bookmark-start text:name="_Toc167020392"/><text:soft-page-break/>Съдържание<text:bookmark-end text:name="_Toc167032033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Съдържа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Съдържа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Съдържа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0"><text:a xlink:href="#_Toc167032033" office:target-frame-name="_top" xlink:show="replace"><text:span text:style-name="Хипервръзка">Съдържание</text:span><text:tab/>1</text:a></text:p>
          <text:p text:style-name="P11"><text:a xlink:href="#_Toc167032034" office:target-frame-name="_top" xlink:show="replace"><text:span text:style-name="Хипервръзка">Глава 1: Увод</text:span><text:tab/>2</text:a></text:p>
          <text:p text:style-name="P12"><text:a xlink:href="#_Toc167032035" office:target-frame-name="_top" xlink:show="replace"><text:span text:style-name="Хипервръзка">Глава 2: Преглед на предметната област</text:span><text:tab/>3</text:a></text:p>
          <text:p text:style-name="P13"><text:a xlink:href="#_Toc167032036" office:target-frame-name="_top" xlink:show="replace"><text:span text:style-name="Хипервръзка">Глава 3: Проектиране</text:span><text:tab/>4</text:a></text:p>
          <text:p text:style-name="P14"><text:a xlink:href="#_Toc167032037" office:target-frame-name="_top" xlink:show="replace"><text:span text:style-name="Хипервръзка">Глава 4: Реализация, тестване</text:span><text:tab/>6</text:a></text:p>
          <text:p text:style-name="P15"><text:a xlink:href="#_Toc167032038" office:target-frame-name="_top" xlink:show="replace"><text:span text:style-name="Хипервръзка">Глава 5: Заключение</text:span><text:tab/>6</text:a></text:p>
        </text:index-body>
      </text:table-of-content>
      <text:p text:style-name="Нормален"/>
      <text:p text:style-name="Нормален"/>
      <text:p text:style-name="Нормален"/>
      <text:p text:style-name="Нормален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Нормален"/>
      <text:h text:style-name="Заглавие1" text:outline-level="1"><text:bookmark-start text:name="_Toc167028910"/><text:bookmark-start text:name="_Toc167031413"/><text:bookmark-start text:name="_Toc167032034"/><text:soft-page-break/>Глава 1: Увод<text:bookmark-end text:name="_Toc167020392"/><text:bookmark-end text:name="_Toc167028910"/><text:bookmark-end text:name="_Toc167031413"/><text:bookmark-end text:name="_Toc167032034"/></text:h>
      <text:p text:style-name="P32">В този проект ще осъществим програмата, която ще минава през съдържанието на един<text:s/><text:span text:style-name="T33">XML<text:s/></text:span>файл и ще извлече или промени желаната от нас информация.<text:s/><text:span text:style-name="T34">XML<text:s/></text:span>файловете представляват<text:span text:style-name="T35"><text:s/></text:span>файлове, съдържащи база от данни, които са лесни за пренасяне в различни компютърни системи. Затова, програмата трябва да е съставена по такъв начин, че да е съвместима с каквато и да е компютърна система.</text:p>
      <text:p text:style-name="P36">За да можем да достигнем съдържанието на този файл, ще ни е нужен начин, чрез който да го прочетем. След като той бъде прочетен, данните му трябва да се запазят в обект, който да са лесно достижими. Програмата няма да може да извършва каквито и да е действия за обработка или извличане без данните да са запазени в подходящ формат. Всичките команди, нужни за работа с файла, трябва да бъдат извиквани чрез специални команди, които е задал програмиста. При въвеждането на правилната команда, програмата ще изпрати нужните параметри към съответната функция и след това ще върне желания резултат. Ако не се изпълни правилно заявката, или тя не е въведена правилно, програмата ще изведе подходящо съобщение. Когато програмата извърши нужните обработки, потребителя има опцията да запази новите в данни в същия или нов файл. За целта програмата трябва да помни пътеката и името на файл, който е отворен в момента на изпълнението ѝ. След запаметяване на данните в нов файл, програмата ще затвори стария файл и ще отвори новия, тъй като потребителя може все още да желае да обработва данните в новия файл. Накрая, когато потребителя е готов с файла, той може да го затвори и така да приключи действията върху него.</text:p>
      <text:p text:style-name="P37">За да можем да осъществим тези цели в тази документация ще разгледаме нужните компоненти, с които програмата ще борави. Също така, ще разгледаме какви проблеми могат да се породят по време на разработка и как можем да ги преодолеем. След това ще разгледаме в детайли в<text:s/><text:span text:style-name="T38">JavaDoc<text:s/></text:span>кодът, използван за създаване на програмата. Накрая, ще разгледаме резултатите от програмата и как може да се разшири в бъдеще.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h text:style-name="Заглавие1" text:outline-level="1"><text:bookmark-start text:name="_Toc167020393"/><text:bookmark-start text:name="_Toc167028911"/><text:bookmark-start text:name="_Toc167031414"/><text:bookmark-start text:name="_Toc167032035"/><text:soft-page-break/>Глава 2: Преглед на предметната област<text:bookmark-end text:name="_Toc167020393"/><text:bookmark-end text:name="_Toc167028911"/><text:bookmark-end text:name="_Toc167031414"/><text:bookmark-end text:name="_Toc167032035"/></text:h>
      <text:p text:style-name="Нормален">Първо трябва да разгледаме какви концепции и алгоритми ще са ни нужни за изпълнението на програмата. Ще ни е нужен централен обект, чрез който потребителя може да извиква функция на програмата чрез въвеждането на ключова дума, която я описва. Най-подходящия компонент за това е<text:s/><text:span text:style-name="T46">Hash map. Hash map<text:s/></text:span>представлява двойки от обекти- ключ и стойност. Ключът, представлява уникален показател, чрез който потребителя може да достигне зададената му стойност. В нашия случай, ключът ще бъде обект от символен низ с името на съответната команда на функцията, а стойността ще е обект със съответната функция, която потребителя желае да бъде изпълнена. За да може потребителят да въведе нова команда без програмата да спира след всяка операция, трябва въвеждането да се сложи в цикъл<text:s/><text:span text:style-name="T47">do-while.</text:span><text:s/>Програмата ще изпълнява кода след въвеждане на команда, докато не се въведе специфична дума, която ще прекъсне цикъла и в последствие ще затвори програмата. Също така, за да може потребителя да въвежда и програмата да чете файл, е нужна употребата на<text:span text:style-name="T48"><text:s/></text:span>обект<text:s/><text:span text:style-name="T49">Scanner.</text:span><text:s/>Скенерът служи за входно<text:span text:style-name="T50">-</text:span>изходни операции в<text:s/><text:span text:style-name="T51">Java</text:span>, полезни при четене на файлове и въвеждане на данни от клавиатура.</text:p>
      <text:p text:style-name="Нормален">Възможно е по време на изпълнение да се породят грешки, които ще попречат на действието на програмата. Една от тях е свързана с<text:s/><text:span text:style-name="T52">Hash map-</text:span>а с функциите на програмата. При въвеждането на грешен ключ програмата няма да открие съвпадение в<text:s/><text:span text:style-name="T53">Hash map-</text:span>а или да са въведени грешни параметри за функции и съответно да прекрати програмата, поради грешка. Друга грешка, може да се породи по време на четене на файла. За да бъдат прочетени данните, файлът, първо трябва да съществува и да съвпадне с правилното разширение, и второ, при извличане на данните от файла е възможно да съдържат данни, които нямат съдържание и програмата да не ги разпознае или прескочи.</text:p>
      <text:p text:style-name="Нормален">За проблема при въвеждането на команда, обектът<text:s/><text:span text:style-name="T54">Hash map</text:span><text:s/>разполага с функция за проверка дали съответния ключ съществува в съответния<text:s/><text:span text:style-name="T55">Hash map (contains()).<text:s/></text:span>Така първо може да се провери ключа преди извикването на действие и да се изведе подходящо съобщение за грешните ключове. Междувременно, параметрите в командата могат да се разделят по интервал (<text:span text:style-name="T56">split())</text:span><text:s/>на масив от низове като за всяка команда отговаря на определен брой низове в масива. Ако той е различен, програмата<text:span text:style-name="T57"><text:s/></text:span>ще изведе подходящо съобщение. Накрая, проблемът за четене на файлове може да се реши с проверка дали файл с пътека, име и разширение съществува и ако са намерени данни без стойности, те да се запишат като празни.</text:p>
      <text:p text:style-name="Нормален"/>
      <text:p text:style-name="Нормален"/>
      <text:p text:style-name="Нормален"/>
      <text:p text:style-name="Нормален"/>
      <text:p text:style-name="Нормален"/>
      <text:p text:style-name="Нормален"/>
      <text:p text:style-name="Нормален"/>
      <text:h text:style-name="Заглавие1" text:outline-level="1"><text:bookmark-start text:name="_Toc167028912"/><text:bookmark-start text:name="_Toc167031415"/><text:bookmark-start text:name="_Toc167032036"/><text:soft-page-break/>Глава 3: Проектиране<text:bookmark-end text:name="_Toc167028912"/><text:bookmark-end text:name="_Toc167031415"/><text:bookmark-end text:name="_Toc167032036"/></text:h>
      <text:p text:style-name="Нормален"><text:s/>За този проект ще са нужни 3 главни пакета. Първият пакет ще представлява главната функция на програмата. От нея потребителите могат да въведат команди и параметри, които ще се изпращат към функциите на програмата<text:s/><text:span text:style-name="T58">[1]</text:span>. Вторият пакет ще съхранява данните от файла. Те ще се съхраняват и променят в подходящ формат като трябва да са готови за записване във файл. Накрая, последният пакет ще съдържа функциите и техните предаватели на параметри<text:span text:style-name="T59"><text:s/>[2]</text:span>. При въвеждането на команда, програмата ще я раздели на параметри, ще я изпрати към съответния предавател, който ще ги предаде към инстанция на обект с желаната функция и ще върне резултата от тази функция.</text:p>
      <text:p text:style-name="Нормален"><draw:custom-shape svg:x="2.1625in" svg:y="0.05347in" svg:width="1.93264in" svg:height="0.70764in" draw:z-index="251659264" draw:id="id0" draw:style-name="a0" draw:name="Овал 1" text:anchor-type="paragraph"><svg:title/><svg:desc/><text:p text:style-name="P60">НАЧАЛО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Нормален"/>
      <text:p text:style-name="Нормален"><draw:connector draw:type="line" svg:x1="3.09931in" svg:y1="0.16389in" svg:x2="3.09931in" svg:y2="0.35556in" draw:z-index="251669504" draw:id="id1" draw:style-name="a2" draw:name="Съединител &quot;права стрелка&quot; 5" text:anchor-type="paragraph"><svg:title/><svg:desc/></draw:connector></text:p>
      <text:p text:style-name="Нормален"><draw:custom-shape svg:x="0.30764in" svg:y="0.05208in" svg:width="5.675in" svg:height="0.55in" draw:z-index="251660288" draw:id="id2" draw:style-name="a3" draw:name="Успоредник 2" text:anchor-type="paragraph"><svg:title/><svg:desc/><text:p text:style-name="P61">scanner, menuMap, command, mainTag, split, fileName</text:p><draw:enhanced-geometry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5000"/><draw:equation draw:name="f9" draw:formula="5 * ?f8"/><draw:equation draw:name="f10" draw:formula="21600 * ?f5"/><draw:equation draw:name="f11" draw:formula="21600 * ?f4"/><draw:equation draw:name="f12" draw:formula="?f10 / ?f6"/><draw:equation draw:name="f13" draw:formula="?f11 / ?f6"/><draw:equation draw:name="f14" draw:formula="?f13 - ?f7"/><draw:equation draw:name="f15" draw:formula="?f12 - ?f7"/><draw:equation draw:name="f16" draw:formula="?f14 / 2"/><draw:equation draw:name="f17" draw:formula="?f15 / 2"/><draw:equation draw:name="f18" draw:formula="min(?f15, ?f14)"/><draw:equation draw:name="f19" draw:formula="100000 * ?f15"/><draw:equation draw:name="f20" draw:formula="?f7 + ?f16"/><draw:equation draw:name="f21" draw:formula="?f7 + ?f17"/><draw:equation draw:name="f22" draw:formula="?f19 / ?f18"/><draw:equation draw:name="f23" draw:formula="?f18 * ?f8"/><draw:equation draw:name="f24" draw:formula="?f23 / 200000"/><draw:equation draw:name="f25" draw:formula="?f23 / 100000"/><draw:equation draw:name="f26" draw:formula="?f9 / ?f22"/><draw:equation draw:name="f27" draw:formula="?f14 * ?f21"/><draw:equation draw:name="f28" draw:formula="?f12 - ?f24"/><draw:equation draw:name="f29" draw:formula="?f12 - ?f25"/><draw:equation draw:name="f30" draw:formula="1 + ?f26"/><draw:equation draw:name="f31" draw:formula="?f27 / ?f25"/><draw:equation draw:name="f32" draw:formula="?f29 / 2"/><draw:equation draw:name="f33" draw:formula="?f30 / 12"/><draw:equation draw:name="f34" draw:formula="?f13 - ?f31"/><draw:equation draw:name="f35" draw:formula="?f12 - ?f32"/><draw:equation draw:name="f36" draw:formula="?f33 * ?f15"/><draw:equation draw:name="f37" draw:formula="?f33 * ?f14"/><draw:equation draw:name="f38" draw:formula="?f12 - ?f36"/><draw:equation draw:name="f39" draw:formula="?f13 - ?f37"/></draw:enhanced-geometry></draw:custom-shape></text:p>
      <text:p text:style-name="Нормален"><draw:connector draw:type="line" svg:x1="0in" svg:y1="0.29028in" svg:x2="0in" svg:y2="0.59028in" draw:z-index="251671552" draw:id="id3" draw:style-name="a5" draw:name="Съединител &quot;права стрелка&quot; 5" text:anchor-type="paragraph"><svg:title/><svg:desc/></draw:connector></text:p>
      <text:p text:style-name="Нормален"><draw:connector draw:type="line" svg:x1="-0.07569in" svg:y1="0.12083in" svg:x2="1.98195in" svg:y2="0.12083in" draw:z-index="251682816" draw:id="id4" draw:style-name="a7" draw:name="Съединител &quot;права стрелка&quot; 9" text:anchor-type="paragraph"><svg:title/><svg:desc/></draw:connector><draw:connector draw:type="line" svg:x1="-0.07569in" svg:y1="3.5875in" svg:x2="-0.07569in" svg:y2="0.14583in" draw:z-index="251681792" draw:id="id5" draw:style-name="a8" draw:name="Право съединение 7" text:anchor-type="paragraph"><svg:title/><svg:desc/></draw:connector></text:p>
      <text:p text:style-name="Нормален"><draw:custom-shape svg:x="1.98264in" svg:y="0.00903in" svg:width="2.34167in" svg:height="0.54931in" draw:z-index="251661312" draw:id="id6" draw:style-name="a9" draw:name="Правоъгълник 3" text:anchor-type="paragraph"><svg:title/><svg:desc/><text:p text:style-name="P62">command=scanner.nextLine(); split=command.split(“ “)</text:p><draw:enhanced-geometry draw:type="non-primitive" svg:viewBox="0 0 21600 21600" draw:enhanced-path="M 0 0 L 21600 0 21600 21600 0 21600 Z N"/></draw:custom-shape></text:p>
      <text:p text:style-name="Нормален"><draw:connector draw:type="line" svg:x1="0in" svg:y1="0.24792in" svg:x2="0in" svg:y2="0.4382in" draw:z-index="251673600" draw:id="id7" draw:style-name="a11" draw:name="Съединител &quot;права стрелка&quot; 5" text:anchor-type="paragraph"><svg:title/><svg:desc/></draw:connector></text:p>
      <text:p text:style-name="Нормален"><draw:custom-shape svg:x="5.88333in" svg:y="0.23611in" svg:width="2.25in" svg:height="1.075in" draw:z-index="251685888" draw:id="id8" draw:style-name="a12" draw:name="Правоъгълник 3" text:anchor-type="paragraph"><svg:title/><svg:desc/><text:p text:style-name="P63"><text:span text:style-name="T64">Не съществува такава команда. Напишете 'help' за да разгледате достъпните команди</text:span></text:p><draw:enhanced-geometry draw:type="non-primitive" svg:viewBox="0 0 21600 21600" draw:enhanced-path="M 0 0 L 21600 0 21600 21600 0 21600 Z N"/></draw:custom-shape><draw:custom-shape svg:x="1.62847in" svg:y="0.13194in" svg:width="3.02917in" svg:height="1.12917in" draw:z-index="251662336" draw:id="id9" draw:style-name="a13" draw:name="Ромб 4" text:anchor-type="paragraph"><svg:title/><svg:desc/><text:p text:style-name="P65">menuMap.contains(split[0])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p>
      <text:p text:style-name="Нормален"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<text:tab/></text:span><text:span text:style-name="T74"><text:tab/></text:span><text:span text:style-name="T75">Не</text:span></text:p>
      <text:p text:style-name="Нормален"><draw:connector draw:type="line" svg:x1="4.64931in" svg:y1="0.07153in" svg:x2="4.85695in" svg:y2="0.08681in" draw:z-index="251683840" draw:id="id10" draw:style-name="a15" draw:name="Съединител &quot;права стрелка&quot; 11" text:anchor-type="paragraph"><svg:title/><svg:desc/></draw:connector></text:p>
      <text:p text:style-name="Нормален"/>
      <text:p text:style-name="Нормален"><draw:connector draw:type="line" svg:x1="6.03264in" svg:y1="0.08125in" svg:x2="6.03264in" svg:y2="0.91389in" draw:z-index="251686912" draw:id="id11" draw:style-name="a16" draw:name="Право съединение 12" text:anchor-type="paragraph"><svg:title/><svg:desc/></draw:connector><draw:connector draw:type="line" svg:x1="0in" svg:y1="0.00625in" svg:x2="0in" svg:y2="0.19792in" draw:z-index="251675648" draw:id="id12" draw:style-name="a18" draw:name="Съединител &quot;права стрелка&quot; 5" text:anchor-type="paragraph"><svg:title/><svg:desc/></draw:connector><draw:custom-shape svg:x="1.45in" svg:y="0.18958in" svg:width="3.4in" svg:height="0.45764in" draw:z-index="251664384" draw:id="id13" draw:style-name="a19" draw:name="Правоъгълник 3" text:anchor-type="paragraph"><svg:title/><svg:desc/><text:p text:style-name="P76">menuMap.execute(mainTag, split, filename);</text:p><draw:enhanced-geometry draw:type="non-primitive" svg:viewBox="0 0 21600 21600" draw:enhanced-path="M 0 0 L 21600 0 21600 21600 0 21600 Z N"/></draw:custom-shape><text:tab/><text:tab/><text:tab/><text:tab/><text:tab/><text:span text:style-name="T77">Да</text:span></text:p>
      <text:p text:style-name="Нормален"/>
      <text:p text:style-name="Нормален"><draw:connector draw:type="line" svg:x1="6.04097in" svg:y1="0.26667in" svg:x2="3.49097in" svg:y2="0.26667in" draw:z-index="251687936" draw:id="id14" draw:style-name="a21" draw:name="Съединител &quot;права стрелка&quot; 13" text:anchor-type="paragraph"><svg:title/><svg:desc/></draw:connector><draw:connector draw:type="line" svg:x1="0in" svg:y1="0.00833in" svg:x2="0in" svg:y2="0.2in" draw:z-index="251677696" draw:id="id15" draw:style-name="a23" draw:name="Съединител &quot;права стрелка&quot; 5" text:anchor-type="paragraph"><svg:title/><svg:desc/></draw:connector><draw:custom-shape svg:x="0in" svg:y="0.22917in" svg:width="3.49514in" svg:height="1.12917in" draw:z-index="251666432" draw:id="id16" draw:style-name="a24" draw:name="Ромб 4" text:anchor-type="paragraph"><svg:title/><svg:desc/><text:p text:style-name="P78">Command.compareToIgnoreCase(exit)!=0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text:span text:style-name="T79"><text:tab/></text:span><text:span text:style-name="T80"><text:tab/></text:span></text:p>
      <text:p text:style-name="Нормален"/>
      <text:p text:style-name="Нормален"><draw:connector draw:type="line" svg:x1="1.38959in" svg:y1="0.16042in" svg:x2="-0.10069in" svg:y2="0.16042in" draw:z-index="251680768" draw:id="id17" draw:style-name="a25" draw:name="Право съединение 6" text:anchor-type="paragraph"><svg:title/><svg:desc/></draw:connector><text:tab/><text:tab/><text:span text:style-name="T81">Не</text:span></text:p>
      <text:p text:style-name="Нормален"/>
      <text:p text:style-name="Нормален"><draw:connector draw:type="line" svg:x1="3.14097in" svg:y1="0.09583in" svg:x2="3.14097in" svg:y2="0.2875in" draw:z-index="251679744" draw:id="id18" draw:style-name="a27" draw:name="Съединител &quot;права стрелка&quot; 5" text:anchor-type="paragraph"><svg:title/><svg:desc/></draw:connector><text:tab/><text:tab/><text:tab/><text:tab/><text:tab/><text:span text:style-name="T82">Да</text:span></text:p>
      <text:p text:style-name="Нормален"><draw:custom-shape svg:x="0in" svg:y="0.00903in" svg:width="1.93264in" svg:height="0.70764in" draw:z-index="251668480" draw:id="id19" draw:style-name="a28" draw:name="Овал 1" text:anchor-type="paragraph"><svg:title/><svg:desc/><text:p text:style-name="P83">КРАЙ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Нормален"/>
      <text:p text:style-name="Нормален"/>
      <text:p text:style-name="Нормален">Фиг. 1: Примерна блок схема на главна функция на програмата.</text:p>
      <text:p text:style-name="Нормален"/>
      <text:p text:style-name="Нормален"/>
      <text:soft-page-break/>
      <text:p text:style-name="Нормален"><draw:custom-shape svg:x="0in" svg:y="0.00139in" svg:width="1.93264in" svg:height="0.70764in" draw:z-index="251689984" draw:id="id20" draw:style-name="a29" draw:name="Овал 1" text:anchor-type="paragraph"><svg:title/><svg:desc/><text:p text:style-name="P84">НАЧАЛО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P85"/>
      <text:p text:style-name="Нормален"><draw:connector draw:type="line" svg:x1="0in" svg:y1="0.11597in" svg:x2="0in" svg:y2="0.30764in" draw:z-index="251700224" draw:id="id21" draw:style-name="a31" draw:name="Съединител &quot;права стрелка&quot; 5" text:anchor-type="paragraph"><svg:title/><svg:desc/></draw:connector></text:p>
      <text:p text:style-name="Нормален"><draw:custom-shape svg:x="0in" svg:y="0.01111in" svg:width="2.75417in" svg:height="0.55in" draw:z-index="251692032" draw:id="id22" draw:style-name="a32" draw:name="Успоредник 2" text:anchor-type="paragraph"><svg:title/><svg:desc/><text:p text:style-name="P86">mainTag, data, fileName</text:p><draw:enhanced-geometry draw:path-stretchpoint-x="21600" draw:path-stretchpoint-y="21600" draw:type="non-primitive" svg:viewBox="0 0 21600 21600" draw:enhanced-path="M ?f7 ?f13 L ?f25 ?f7 ?f12 ?f7 ?f29 ?f13 Z N" draw:text-areas="?f36 ?f37 ?f38 ?f39" draw:glue-points="?f21 ?f34 ?f35 ?f7 ?f28 ?f20 ?f32 ?f13 ?f21 ?f31 ?f24 ?f20" draw:glue-point-leaving-directions="-360, -360, -90, -180, -180, -27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5000"/><draw:equation draw:name="f9" draw:formula="5 * ?f8"/><draw:equation draw:name="f10" draw:formula="21600 * ?f5"/><draw:equation draw:name="f11" draw:formula="21600 * ?f4"/><draw:equation draw:name="f12" draw:formula="?f10 / ?f6"/><draw:equation draw:name="f13" draw:formula="?f11 / ?f6"/><draw:equation draw:name="f14" draw:formula="?f13 - ?f7"/><draw:equation draw:name="f15" draw:formula="?f12 - ?f7"/><draw:equation draw:name="f16" draw:formula="?f14 / 2"/><draw:equation draw:name="f17" draw:formula="?f15 / 2"/><draw:equation draw:name="f18" draw:formula="min(?f15, ?f14)"/><draw:equation draw:name="f19" draw:formula="100000 * ?f15"/><draw:equation draw:name="f20" draw:formula="?f7 + ?f16"/><draw:equation draw:name="f21" draw:formula="?f7 + ?f17"/><draw:equation draw:name="f22" draw:formula="?f19 / ?f18"/><draw:equation draw:name="f23" draw:formula="?f18 * ?f8"/><draw:equation draw:name="f24" draw:formula="?f23 / 200000"/><draw:equation draw:name="f25" draw:formula="?f23 / 100000"/><draw:equation draw:name="f26" draw:formula="?f9 / ?f22"/><draw:equation draw:name="f27" draw:formula="?f14 * ?f21"/><draw:equation draw:name="f28" draw:formula="?f12 - ?f24"/><draw:equation draw:name="f29" draw:formula="?f12 - ?f25"/><draw:equation draw:name="f30" draw:formula="1 + ?f26"/><draw:equation draw:name="f31" draw:formula="?f27 / ?f25"/><draw:equation draw:name="f32" draw:formula="?f29 / 2"/><draw:equation draw:name="f33" draw:formula="?f30 / 12"/><draw:equation draw:name="f34" draw:formula="?f13 - ?f31"/><draw:equation draw:name="f35" draw:formula="?f12 - ?f32"/><draw:equation draw:name="f36" draw:formula="?f33 * ?f15"/><draw:equation draw:name="f37" draw:formula="?f33 * ?f14"/><draw:equation draw:name="f38" draw:formula="?f12 - ?f36"/><draw:equation draw:name="f39" draw:formula="?f13 - ?f37"/></draw:enhanced-geometry></draw:custom-shape></text:p>
      <text:p text:style-name="Нормален"><draw:connector draw:type="line" svg:x1="0in" svg:y1="0.29306in" svg:x2="0in" svg:y2="0.48334in" draw:z-index="251702272" draw:id="id23" draw:style-name="a34" draw:name="Съединител &quot;права стрелка&quot; 5" text:anchor-type="paragraph"><svg:title/><svg:desc/></draw:connector></text:p>
      <text:p text:style-name="Нормален"><draw:custom-shape svg:x="0in" svg:y="0.23681in" svg:width="2.51667in" svg:height="0.7375in" draw:z-index="251696128" draw:id="id24" draw:style-name="a35" draw:name="Ромб 4" text:anchor-type="paragraph"><svg:title/><svg:desc/><text:p text:style-name="P87">data.length==3</text:p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p>
      <text:p text:style-name="Нормален"><draw:custom-shape svg:x="4.85764in" svg:y="0.00625in" svg:width="2.05764in" svg:height="0.575in" draw:z-index="251709440" draw:id="id25" draw:style-name="a36" draw:name="Правоъгълник 3" text:anchor-type="paragraph"><svg:title/><svg:desc/><text:p text:style-name="P88">"Невалидни данни за команда"+data[0]+"\n”</text:p><draw:enhanced-geometry draw:type="non-primitive" svg:viewBox="0 0 21600 21600" draw:enhanced-path="M 0 0 L 21600 0 21600 21600 0 21600 Z N"/></draw:custom-shape><text:span text:style-name="T89"><draw:connector draw:type="line" svg:x1="4.43264in" svg:y1="0.29722in" svg:x2="4.78264in" svg:y2="0.28958in" draw:z-index="251707392" draw:id="id26" draw:style-name="a38" draw:name="Съединител &quot;права стрелка&quot; 1" text:anchor-type="paragraph"><svg:title/><svg:desc/></draw:connector></text:span><text:tab/><text:tab/><text:tab/><text:tab/><text:tab/><text:tab/><text:tab/><text:tab/><text:tab/><text:span text:style-name="T90">Не</text:span></text:p>
      <text:p text:style-name="Нормален"><text:span text:style-name="T91"><draw:connector draw:type="line" svg:x1="5.97431in" svg:y1="0.29653in" svg:x2="5.97431in" svg:y2="1.77153in" draw:z-index="251710464" draw:id="id27" draw:style-name="a39" draw:name="Право съединение 2" text:anchor-type="paragraph"><svg:title/><svg:desc/></draw:connector></text:span></text:p>
      <text:p text:style-name="Нормален"><draw:connector draw:type="line" svg:x1="0in" svg:y1="0.08611in" svg:x2="0in" svg:y2="0.27778in" draw:z-index="251704320" draw:id="id28" draw:style-name="a41" draw:name="Съединител &quot;права стрелка&quot; 5" text:anchor-type="paragraph"><svg:title/><svg:desc/></draw:connector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Да</text:span></text:p>
      <text:p text:style-name="Нормален"><draw:custom-shape svg:x="0in" svg:y="0.00972in" svg:width="2.93264in" svg:height="1.075in" draw:z-index="251694080" draw:id="id29" draw:style-name="a42" draw:name="Правоъгълник 3" text:anchor-type="paragraph"><svg:title/><svg:desc/><text:p text:style-name="P98">GetDelete getDelete=new GetDelete(); <text:s text:c="2"/>String id=data[1]; <text:s text:c="42"/>String key=data[2]; <text:s text:c="41"/>getDelete.action(mainTag, id, key);</text:p><draw:enhanced-geometry draw:type="non-primitive" svg:viewBox="0 0 21600 21600" draw:enhanced-path="M 0 0 L 21600 0 21600 21600 0 21600 Z N"/></draw:custom-shape></text:p>
      <text:p text:style-name="P99"/>
      <text:p text:style-name="P100"/>
      <text:p text:style-name="Нормален"><draw:connector draw:type="line" svg:x1="5.98264in" svg:y1="0.25486in" svg:x2="3.55764in" svg:y2="0.25486in" draw:z-index="251711488" draw:id="id30" draw:style-name="a44" draw:name="Съединител &quot;права стрелка&quot; 3" text:anchor-type="paragraph"><svg:title/><svg:desc/></draw:connector><draw:connector draw:type="line" svg:x1="0in" svg:y1="0.15486in" svg:x2="0in" svg:y2="0.34653in" draw:z-index="251706368" draw:id="id31" draw:style-name="a46" draw:name="Съединител &quot;права стрелка&quot; 5" text:anchor-type="paragraph"><svg:title/><svg:desc/></draw:connector></text:p>
      <text:p text:style-name="Нормален"><draw:custom-shape svg:x="0in" svg:y="0.09444in" svg:width="1.93264in" svg:height="0.70764in" draw:z-index="251698176" draw:id="id32" draw:style-name="a47" draw:name="Овал 1" text:anchor-type="paragraph"><svg:title/><svg:desc/><text:p text:style-name="P101">КРАЙ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P102"/>
      <text:p text:style-name="P103"/>
      <text:p text:style-name="Нормален">Фиг. 2: Примерна блок схема за обект предавател към функция за изтриване по идентификатор и ключ</text:p>
      <text:p text:style-name="Нормален"/>
      <text:p text:style-name="Нормален"/>
      <text:p text:style-name="Нормален"/>
      <text:p text:style-name="Нормален"/>
      <text:p text:style-name="Нормален"/>
      <text:p text:style-name="Нормален"/>
      <text:p text:style-name="Нормален"/>
      <text:p text:style-name="Нормален"/>
      <text:p text:style-name="Нормален"/>
      <text:p text:style-name="Нормален"/>
      <text:p text:style-name="Нормален"/>
      <text:h text:style-name="Заглавие1" text:outline-level="1"><text:bookmark-start text:name="_Toc167028913"/><text:bookmark-start text:name="_Toc167031416"/><text:bookmark-start text:name="_Toc167032037"/><text:soft-page-break/>Глава 4: Реализация, тестване<text:bookmark-end text:name="_Toc167028913"/><text:bookmark-end text:name="_Toc167031416"/><text:bookmark-end text:name="_Toc167032037"/></text:h>
      <text:p text:style-name="Нормален">За да разгледате в детайл програмата и кода, използван за този проект, можете да посетите този<text:s/><text:a xlink:href="file:///C:/Users/dobri/Desktop/Уни/ООП%202%20ЧАСТ/Семестриален%20контрол/Semester-project-/doc/index.html" office:target-frame-name="_top" xlink:show="replace"><text:span text:style-name="T104">Java</text:span><text:bookmark-start text:name="_Hlt167021527"/><text:span text:style-name="T105">D</text:span><text:bookmark-end text:name="_Hlt167021527"/><text:span text:style-name="T106">oc</text:span></text:a><text:span text:style-name="T107">.</text:span></text:p>
      <text:p text:style-name="Нормален"/>
      <text:h text:style-name="Заглавие1" text:outline-level="1"><text:bookmark-start text:name="_Toc167031417"/><text:bookmark-start text:name="_Toc167032038"/>Глава 5: Заключение<text:bookmark-end text:name="_Toc167031417"/><text:bookmark-end text:name="_Toc167032038"/></text:h>
      <text:p text:style-name="Нормален">Създадохме програмата, която съхранява данни от<text:s/><text:span text:style-name="T108">XML<text:s/></text:span>файл в обекти, чрез които можем да ги извлечем и обработим. Тя успешно може да променя данните и да ги съхранява в правилен формат за<text:s/><text:span text:style-name="T109">XML.</text:span><text:s/>Тази програма може да се усъвършенства като при четенето на файл не е толкова зависимо от специфични символи, по които програмата може да се ориентира и да се извлече данните. Също така, може да се създаде един единствен обект, който да запамети данните от файла и така по-лесно и бързо можем да ги достигнем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bg" fo:country="BG" style:language-asian="en" style:country-asian="US" style:language-complex="ar" style:country-complex="SA" style:text-combine="none" fo:hyphenate="true"/>
    </style:default-style>
    <style:style style:name="Заглавие1" style:display-name="Заглавие 1" style:family="paragraph" style:parent-style-name="Нормален" style:next-style-name="Нормален" style:default-outline-level="1">
      <style:paragraph-properties fo:keep-with-next="always" fo:keep-together="always" fo:text-align="justify" fo:margin-top="0.4166in" fo:margin-bottom="0.2222in"/>
      <style:text-properties style:font-name-asian="Times New Roman" fo:font-weight="bold" style:font-weight-asian="bold" fo:font-size="20pt" style:font-size-asian="20pt" style:font-size-complex="20pt" fo:hyphenate="false"/>
    </style:style>
    <style:style style:name="Заглавие2" style:display-name="Заглавие 2" style:family="paragraph" style:parent-style-name="Нормален" style:next-style-name="Нормален" style:default-outline-level="2">
      <style:paragraph-properties fo:keep-with-next="always" fo:keep-together="always" fo:text-align="center" fo:margin-top="0.2777in" fo:margin-bottom="0.2222in"/>
      <style:text-properties style:font-name-asian="Times New Roman" fo:font-weight="bold" style:font-weight-asian="bold" fo:font-size="28pt" style:font-size-asian="28pt" style:font-size-complex="16pt" fo:hyphenate="false"/>
    </style:style>
    <style:style style:name="Заглавие3" style:display-name="Заглавие 3" style:family="paragraph" style:parent-style-name="Нормален" style:next-style-name="Нормален" style:default-outline-level="3">
      <style:paragraph-properties fo:keep-with-next="always" fo:keep-together="always" fo:text-align="justify" fo:margin-top="0.2777in" fo:margin-bottom="0.2222in"/>
      <style:text-properties style:font-name-asian="Times New Roman" fo:font-weight="bold" style:font-weight-asian="bold" fo:font-size="16pt" style:font-size-asian="16pt" style:font-size-complex="14pt" fo:hyphenate="false"/>
    </style:style>
    <style:style style:name="Заглавие4" style:display-name="Заглавие 4" style:family="paragraph" style:parent-style-name="Нормален" style:next-style-name="Нормален" style:default-outline-level="4">
      <style:paragraph-properties fo:keep-with-next="always" fo:keep-together="always" fo:text-align="justify" fo:margin-top="0.2222in" fo:margin-bottom="0.1944in"/>
      <style:text-properties style:font-name-asian="Times New Roman" fo:font-weight="bold" style:font-weight-asian="bold" style:font-style-complex="italic" fo:font-size="16pt" style:font-size-asian="16pt" fo:hyphenate="false"/>
    </style:style>
    <style:style style:name="Заглавие5" style:display-name="Заглавие 5" style:family="paragraph" style:parent-style-name="Нормален" style:next-style-name="Нормален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Заглавие6" style:display-name="Заглавие 6" style:family="paragraph" style:parent-style-name="Нормален" style:next-style-name="Нормален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Заглавие7" style:display-name="Заглавие 7" style:family="paragraph" style:parent-style-name="Нормален" style:next-style-name="Нормален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Заглавие8" style:display-name="Заглавие 8" style:family="paragraph" style:parent-style-name="Нормален" style:next-style-name="Нормален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Заглавие9" style:display-name="Заглавие 9" style:family="paragraph" style:parent-style-name="Нормален" style:next-style-name="Нормален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Нормален" style:display-name="Нормален" style:family="paragraph">
      <style:text-properties style:font-name="Times New Roman" fo:font-size="12pt" style:font-size-asian="12pt" fo:hyphenate="false"/>
    </style:style>
    <style:style style:name="Шрифтнаабзацапоподразбиране" style:display-name="Шрифт на абзаца по подразбиране" style:family="text"/>
    <style:style style:name="Заглавие1Знак" style:display-name="Заглавие 1 Знак" style:family="text" style:parent-style-name="Шрифтнаабзацапоподразбиране">
      <style:text-properties style:font-name="Times New Roman" style:font-name-asian="Times New Roman" style:font-name-complex="Times New Roman" fo:font-weight="bold" style:font-weight-asian="bold" fo:font-size="20pt" style:font-size-asian="20pt" style:font-size-complex="20pt"/>
    </style:style>
    <style:style style:name="Заглавие2Знак" style:display-name="Заглавие 2 Знак" style:family="text" style:parent-style-name="Шрифтнаабзацапоподразбиране">
      <style:text-properties style:font-name="Times New Roman" style:font-name-asian="Times New Roman" style:font-name-complex="Times New Roman" fo:font-weight="bold" style:font-weight-asian="bold" fo:font-size="28pt" style:font-size-asian="28pt" style:font-size-complex="16pt"/>
    </style:style>
    <style:style style:name="Заглавие3Знак" style:display-name="Заглавие 3 Знак" style:family="text" style:parent-style-name="Шрифтнаабзацапоподразбиране">
      <style:text-properties style:font-name="Times New Roman" style:font-name-asian="Times New Roman" style:font-name-complex="Times New Roman" fo:font-weight="bold" style:font-weight-asian="bold" fo:font-size="16pt" style:font-size-asian="16pt" style:font-size-complex="14pt"/>
    </style:style>
    <style:style style:name="Заглавие4Знак" style:display-name="Заглавие 4 Знак" style:family="text" style:parent-style-name="Шрифтнаабзацапоподразбиране">
      <style:text-properties style:font-name="Times New Roman" style:font-name-asian="Times New Roman" style:font-name-complex="Times New Roman" fo:font-weight="bold" style:font-weight-asian="bold" style:font-style-complex="italic" fo:font-size="16pt" style:font-size-asian="16pt"/>
    </style:style>
    <style:style style:name="Заглавие5Знак" style:display-name="Заглавие 5 Знак" style:family="text" style:parent-style-name="Шрифтнаабзацапоподразбиране">
      <style:text-properties style:font-name-asian="Times New Roman" style:font-name-complex="Times New Roman" fo:color="#0F4761"/>
    </style:style>
    <style:style style:name="Заглавие6Знак" style:display-name="Заглавие 6 Знак" style:family="text" style:parent-style-name="Шрифтнаабзацапоподразбиране">
      <style:text-properties style:font-name-asian="Times New Roman" style:font-name-complex="Times New Roman" fo:font-style="italic" style:font-style-asian="italic" style:font-style-complex="italic" fo:color="#595959"/>
    </style:style>
    <style:style style:name="Заглавие7Знак" style:display-name="Заглавие 7 Знак" style:family="text" style:parent-style-name="Шрифтнаабзацапоподразбиране">
      <style:text-properties style:font-name-asian="Times New Roman" style:font-name-complex="Times New Roman" fo:color="#595959"/>
    </style:style>
    <style:style style:name="Заглавие8Знак" style:display-name="Заглавие 8 Знак" style:family="text" style:parent-style-name="Шрифтнаабзацапоподразбиране">
      <style:text-properties style:font-name-asian="Times New Roman" style:font-name-complex="Times New Roman" fo:font-style="italic" style:font-style-asian="italic" style:font-style-complex="italic" fo:color="#272727"/>
    </style:style>
    <style:style style:name="Заглавие9Знак" style:display-name="Заглавие 9 Знак" style:family="text" style:parent-style-name="Шрифтнаабзацапоподразбиране">
      <style:text-properties style:font-name-asian="Times New Roman" style:font-name-complex="Times New Roman" fo:color="#272727"/>
    </style:style>
    <style:style style:name="Заглавие" style:display-name="Заглавие" style:family="paragraph" style:parent-style-name="Нормален" style:next-style-name="Нормален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ЗаглавиеЗнак" style:display-name="Заглавие Знак" style:family="text" style:parent-style-name="Шрифтнаабзацапоподразбиране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Подзаглавие" style:display-name="Подзаглавие" style:family="paragraph" style:parent-style-name="Нормален" style:next-style-name="Нормален">
      <style:text-properties style:font-name-asian="Times New Roman" fo:color="#595959" fo:letter-spacing="0.0104in" fo:font-size="14pt" style:font-size-asian="14pt" style:font-size-complex="14pt" fo:hyphenate="false"/>
    </style:style>
    <style:style style:name="ПодзаглавиеЗнак" style:display-name="Подзаглавие Знак" style:family="text" style:parent-style-name="Шрифтнаабзацапоподразбиране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Цитат" style:display-name="Цитат" style:family="paragraph" style:parent-style-name="Нормален" style:next-style-name="Нормален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ЦитатЗнак" style:display-name="Цитат Знак" style:family="text" style:parent-style-name="Шрифтнаабзацапоподразбиране">
      <style:text-properties fo:font-style="italic" style:font-style-asian="italic" style:font-style-complex="italic" fo:color="#404040"/>
    </style:style>
    <style:style style:name="Списъкнаабзаци" style:display-name="Списък на абзаци" style:family="paragraph" style:parent-style-name="Нормален">
      <style:paragraph-properties style:contextual-spacing="true" fo:margin-left="0.5in">
        <style:tab-stops/>
      </style:paragraph-properties>
      <style:text-properties fo:hyphenate="false"/>
    </style:style>
    <style:style style:name="Интензивноакцентиран" style:display-name="Интензивно акцентиран" style:family="text" style:parent-style-name="Шрифтнаабзацапоподразбиране">
      <style:text-properties fo:font-style="italic" style:font-style-asian="italic" style:font-style-complex="italic" fo:color="#0F4761"/>
    </style:style>
    <style:style style:name="Интензивноцитиране" style:display-name="Интензивно цитиране" style:family="paragraph" style:parent-style-name="Нормален" style:next-style-name="Нормален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ИнтензивноцитиранеЗнак" style:display-name="Интензивно цитиране Знак" style:family="text" style:parent-style-name="Шрифтнаабзацапоподразбиране">
      <style:text-properties fo:font-style="italic" style:font-style-asian="italic" style:font-style-complex="italic" fo:color="#0F4761"/>
    </style:style>
    <style:style style:name="Интензивнапрепратка" style:display-name="Интензивна препратка" style:family="text" style:parent-style-name="Шрифтнаабзацапоподразбиране">
      <style:text-properties fo:font-weight="bold" style:font-weight-asian="bold" style:font-weight-complex="bold" fo:font-variant="small-caps" fo:color="#0F4761" fo:letter-spacing="0.0034in"/>
    </style:style>
    <style:style style:name="Горенколонтитул" style:display-name="Горен колонтитул" style:family="paragraph" style:parent-style-name="Нормален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ГоренколонтитулЗнак" style:display-name="Горен колонтитул Знак" style:family="text" style:parent-style-name="Шрифтнаабзацапоподразбиране"/>
    <style:style style:name="Доленколонтитул" style:display-name="Долен колонтитул" style:family="paragraph" style:parent-style-name="Нормален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ДоленколонтитулЗнак" style:display-name="Долен колонтитул Знак" style:family="text" style:parent-style-name="Шрифтнаабзацапоподразбиране"/>
    <style:style style:name="Заглавиеотсъдържание" style:display-name="Заглавие от съдържание" style:family="paragraph" style:parent-style-name="Заглавие1" style:next-style-name="Нормален" style:default-outline-level="1">
      <style:paragraph-properties fo:margin-top="0.1666in" fo:margin-bottom="0in"/>
      <style:text-properties style:letter-kerning="false" fo:font-size="16pt" style:font-size-asian="16pt" style:font-size-complex="16pt" style:language-asian="bg" style:country-asian="BG" fo:hyphenate="false"/>
    </style:style>
    <style:style style:name="Съдържание2" style:display-name="Съдържание 2" style:family="paragraph" style:parent-style-name="Нормален" style:next-style-name="Нормален" style:auto-update="true">
      <style:paragraph-properties fo:margin-bottom="0.0694in" fo:margin-left="0.1527in">
        <style:tab-stops/>
      </style:paragraph-properties>
      <style:text-properties style:font-name-asian="Times New Roman" style:letter-kerning="false" style:language-asian="bg" style:country-asian="BG" fo:hyphenate="false"/>
    </style:style>
    <style:style style:name="Съдържание1" style:display-name="Съдържание 1" style:family="paragraph" style:parent-style-name="Нормален" style:next-style-name="Нормален" style:auto-update="true">
      <style:paragraph-properties fo:margin-top="0.1666in" fo:margin-bottom="0.2361in"/>
      <style:text-properties style:font-name-asian="Times New Roman" style:letter-kerning="false" style:language-asian="bg" style:country-asian="BG" fo:hyphenate="false"/>
    </style:style>
    <style:style style:name="Съдържание3" style:display-name="Съдържание 3" style:family="paragraph" style:parent-style-name="Нормален" style:next-style-name="Нормален" style:auto-update="true">
      <style:paragraph-properties fo:margin-bottom="0.0694in" fo:margin-left="0.3055in">
        <style:tab-stops/>
      </style:paragraph-properties>
      <style:text-properties style:font-name-asian="Times New Roman" style:letter-kerning="false" style:language-asian="bg" style:country-asian="BG" fo:hyphenate="false"/>
    </style:style>
    <style:style style:name="Хипервръзка" style:display-name="Хипервръзка" style:family="text" style:parent-style-name="Шрифтнаабзацапоподразбиране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Безразредка" style:display-name="Без разредка" style:family="paragraph">
      <style:paragraph-properties fo:text-align="center" fo:margin-top="0.25in" fo:margin-bottom="0.25in" fo:line-height="100%"/>
      <style:text-properties style:font-name="Times New Roman" fo:font-weight="bold" style:font-weight-asian="bold" fo:font-size="28pt" style:font-size-asian="28pt" fo:hyphenate="false"/>
    </style:style>
    <style:style style:name="Неразрешеноспоменаване" style:display-name="Неразрешено споменаване" style:family="text" style:parent-style-name="Шрифтнаабзацапоподразбиране">
      <style:text-properties fo:color="#605E5C" fo:background-color="#E1DFDD"/>
    </style:style>
    <style:style style:name="Прегледанахипервръзка" style:display-name="Прегледана хипервръзка" style:family="text" style:parent-style-name="Шрифтнаабзацапоподразбиране">
      <style:text-properties fo:color="#96607D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  <draw:marker draw:name="a20" svg:viewBox="0 0 20 30" svg:d="m10 0-10 30h20z"/>
    <draw:marker draw:name="a14" svg:viewBox="0 0 20 30" svg:d="m10 0-10 30h20z"/>
    <draw:marker draw:name="a1" svg:viewBox="0 0 20 30" svg:d="m10 0-10 30h20z"/>
    <draw:marker draw:name="a22" svg:viewBox="0 0 20 30" svg:d="m10 0-10 30h20z"/>
    <draw:marker draw:name="a17" svg:viewBox="0 0 20 30" svg:d="m10 0-10 30h20z"/>
    <draw:marker draw:name="a4" svg:viewBox="0 0 20 30" svg:d="m10 0-10 30h20z"/>
    <draw:marker draw:name="a30" svg:viewBox="0 0 20 30" svg:d="m10 0-10 30h20z"/>
    <draw:marker draw:name="a6" svg:viewBox="0 0 20 30" svg:d="m10 0-10 30h20z"/>
    <draw:marker draw:name="a26" svg:viewBox="0 0 20 30" svg:d="m10 0-10 30h20z"/>
    <draw:marker draw:name="a33" svg:viewBox="0 0 20 30" svg:d="m10 0-10 30h20z"/>
    <draw:marker draw:name="a40" svg:viewBox="0 0 20 30" svg:d="m10 0-10 30h20z"/>
    <draw:marker draw:name="a37" svg:viewBox="0 0 20 30" svg:d="m10 0-10 30h20z"/>
    <draw:marker draw:name="a43" svg:viewBox="0 0 20 30" svg:d="m10 0-10 30h20z"/>
    <draw:marker draw:name="a45" svg:viewBox="0 0 20 30" svg:d="m10 0-10 30h20z"/>
    <draw:marker draw:name="a10" svg:viewBox="0 0 20 30" svg:d="m10 0-10 30h20z"/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Долен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Долен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ДОБРИН СЕВДАЛИНОВ ПЕТРОВ СИТ 2к - 22621635</meta:initial-creator>
    <dc:creator>ДОБРИН СЕВДАЛИНОВ ПЕТРОВ СИТ 2к - 22621635</dc:creator>
    <meta:creation-date>2024-05-19T10:19:00Z</meta:creation-date>
    <dc:date>2024-05-19T14:27:00Z</dc:date>
    <meta:template xlink:href="Normal" xlink:type="simple"/>
    <meta:editing-cycles>41</meta:editing-cycles>
    <meta:editing-duration>PT14820S</meta:editing-duration>
    <meta:document-statistic meta:page-count="7" meta:paragraph-count="13" meta:word-count="1027" meta:character-count="6874" meta:row-count="48" meta:non-whitespace-character-count="5860"/>
  </office:meta>
</office:document-meta>
</file>